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7339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81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bfbfb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3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30" style:family="table-cell" style:parent-style-name="Excel_20_Built-in_20_Hyperlink">
      <style:table-cell-properties fo:border-bottom="0.06pt solid #000000" fo:wrap-option="wrap" fo:border-left="none" fo:border-right="none" fo:border-top="0.06pt solid #000000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33" style:family="table-cell" style:parent-style-name="Excel_20_Built-in_20_Hyperlink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34" style:family="table-cell" style:parent-style-name="Default" style:data-style-name="N15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153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153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"/>
        <table:table-column table:style-name="co5" table:default-cell-style-name="ce2"/>
        <table:table-column table:style-name="co6" table:default-cell-style-name="ce36"/>
        <table:table-column table:style-name="co7" table:number-columns-repeated="1018" table:default-cell-style-name="ce2"/>
        <table:table-row table:style-name="ro1">
          <table:table-cell table:style-name="ce3" office:value-type="string" calcext:value-type="string">
            <text:p>list of electronic parts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17" table:number-columns-repeated="3"/>
          <table:table-cell table:number-columns-repeated="2"/>
          <table:table-cell table:style-name="ce17"/>
          <table:table-cell table:number-columns-repeated="1018"/>
        </table:table-row>
        <table:table-row table:style-name="ro2"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Shift</text:p>
          </table:table-cell>
          <table:table-cell table:style-name="ce6" office:value-type="string" calcext:value-type="string">
            <text:p>Description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Datasheets</text:p>
          </table:table-cell>
          <table:table-cell table:style-name="ce6" office:value-type="string" calcext:value-type="string">
            <text:p>Price</text:p>
          </table:table-cell>
          <table:table-cell table:number-columns-repeated="1018"/>
        </table:table-row>
        <table:table-row table:style-name="ro2" table:visibility="filter">
          <table:table-cell table:style-name="ce20" office:value-type="string" calcext:value-type="string">
            <text:p>ZIF</text:p>
          </table:table-cell>
          <table:table-cell table:style-name="ce20" office:value-type="string" calcext:value-type="string">
            <text:p>TEX 24</text:p>
          </table:table-cell>
          <table:table-cell table:style-name="ce20" office:value-type="string" calcext:value-type="string">
            <text:p><text:s/>IC-Sockel, 24-polig, Burn-in-Sockel, Nullkraft</text:p>
          </table:table-cell>
          <table:table-cell table:style-name="ce2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2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34" office:value-type="currency" office:currency="EUR" office:value="10.67" calcext:value-type="currency">
            <text:p>10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30BE TEX</text:p>
          </table:table-cell>
          <table:table-cell table:style-name="ce25" office:value-type="string" calcext:value-type="string">
            <text:p>XOR-Gate, Quad, 3 ... 18 V, DIL-14</text:p>
          </table:table-cell>
          <table:table-cell table:style-name="ce2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2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USB &lt;-&gt; Serial</text:p>
          </table:table-cell>
          <table:table-cell table:style-name="ce20" office:value-type="string" calcext:value-type="string">
            <text:p>DEBO MUSB2UART 2</text:p>
          </table:table-cell>
          <table:table-cell table:style-name="ce25" office:value-type="string" calcext:value-type="string">
            <text:p>Entwicklerboards - microUSB Buchse auf UART, CP2102</text:p>
          </table:table-cell>
          <table:table-cell table:style-name="ce2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5.02" calcext:value-type="currency">
            <text:p>5.0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Taster</text:p>
          </table:table-cell>
          <table:table-cell table:style-name="ce20" office:value-type="string" calcext:value-type="string">
            <text:p>RND 210-00194</text:p>
          </table:table-cell>
          <table:table-cell table:style-name="ce20" office:value-type="string" calcext:value-type="string">
            <text:p>PCB 12 VDC 50 mA</text:p>
          </table:table-cell>
          <table:table-cell table:style-name="ce2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146" calcext:value-type="currency">
            <text:p>0.1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3" office:value-type="string" calcext:value-type="string">
            <text:p>UT6264C-70</text:p>
          </table:table-cell>
          <table:table-cell table:style-name="ce25" office:value-type="string" calcext:value-type="string">
            <text:p>8K x 8, 4.5V … 5.5V, 70 ns, PDIP-28, A13</text:p>
          </table:table-cell>
          <table:table-cell table:style-name="ce29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29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MOS 4014</text:p>
          </table:table-cell>
          <table:table-cell table:style-name="ce25" office:value-type="string" calcext:value-type="string">
            <text:p><text:s/>Shift Register, 8-Bit, 3 ... 15 V, DIP-16</text:p>
          </table:table-cell>
          <table:table-cell table:style-name="ce29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29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34" office:value-type="currency" office:currency="EUR" office:value="0.58" calcext:value-type="currency">
            <text:p>0.5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R Kit</text:p>
          </table:table-cell>
          <table:table-cell table:style-name="ce20" office:value-type="string" calcext:value-type="string">
            <text:p>QUAD 201711P003</text:p>
          </table:table-cell>
          <table:table-cell table:style-name="ce20" office:value-type="string" calcext:value-type="string">
            <text:p>Kohleschicht-Widerstand 0,5 W, 1 Ohm - 1M Ohm, 400 Stück</text:p>
          </table:table-cell>
          <table:table-cell table:style-name="ce29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33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34" office:value-type="currency" office:currency="EUR" office:value="13.26" calcext:value-type="currency">
            <text:p>13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Kappe</text:p>
          </table:table-cell>
          <table:table-cell table:style-name="ce20" office:value-type="string" calcext:value-type="string">
            <text:p>ACP 9 S</text:p>
          </table:table-cell>
          <table:table-cell table:style-name="ce20" office:value-type="string" calcext:value-type="string">
            <text:p>Steckachse, Ø6 x 19,7 mm, schwarz</text:p>
          </table:table-cell>
          <table:table-cell table:style-name="ce29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33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34" office:value-type="currency" office:currency="EUR" office:value="0.07" calcext:value-type="currency">
            <text:p>0.0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Potentiometer 1M</text:p>
          </table:table-cell>
          <table:table-cell table:style-name="ce20" office:value-type="string" calcext:value-type="string">
            <text:p>ACP 9-L 1M</text:p>
          </table:table-cell>
          <table:table-cell table:style-name="ce20" office:value-type="string" calcext:value-type="string">
            <text:p>Einstellpotentiometer, liegend, 1,0 Mohm, 9 mm</text:p>
          </table:table-cell>
          <table:table-cell table:style-name="ce29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29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P-AMP</text:p>
          </table:table-cell>
          <table:table-cell table:style-name="ce20" office:value-type="string" calcext:value-type="string">
            <text:p>4558 C</text:p>
          </table:table-cell>
          <table:table-cell table:style-name="ce25" office:value-type="string" calcext:value-type="string">
            <text:p>Operationsverstärker, 2-fach, DIP-8</text:p>
          </table:table-cell>
          <table:table-cell table:style-name="ce29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29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34" office:value-type="currency" office:currency="EUR" office:value="0.2" calcext:value-type="currency">
            <text:p>0.2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PN-Transistor</text:p>
          </table:table-cell>
          <table:table-cell table:style-name="ce20" office:value-type="string" calcext:value-type="string">
            <text:p>2N2222</text:p>
          </table:table-cell>
          <table:table-cell table:style-name="ce20" office:value-type="string" calcext:value-type="string">
            <text:p>Bipolartransistor, NPN, 60V, 0,8A, 0,5W, TO-18</text:p>
          </table:table-cell>
          <table:table-cell table:style-name="ce29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29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T 540</text:p>
          </table:table-cell>
          <table:table-cell table:style-name="ce25" office:value-type="string" calcext:value-type="string">
            <text:p>8A Inverter</text:p>
          </table:table-cell>
          <table:table-cell table:style-name="ce29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29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93</text:p>
          </table:table-cell>
          <table:table-cell table:style-name="ce20" office:value-type="string" calcext:value-type="string">
            <text:p>NAND-Gate, 2-Input, 3 ... 20 V, DIP-14</text:p>
          </table:table-cell>
          <table:table-cell table:style-name="ce29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29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34" office:value-type="currency" office:currency="EUR" office:value="0.31" calcext:value-type="currency">
            <text:p>0.3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MOS 4068</text:p>
          </table:table-cell>
          <table:table-cell table:style-name="ce25" office:value-type="string" calcext:value-type="string">
            <text:p>NAND-Gate, 8-Input, 3 ... 15 V, DIP-14</text:p>
          </table:table-cell>
          <table:table-cell table:style-name="ce29" office:value-type="string" calcext:value-type="string">
            <text:p>https://www.reichelt.de/nand-gate-8-input-3--15-v-dip-14-mos-4068-p12621.html?&amp;nbc=1</text:p>
          </table:table-cell>
          <table:table-cell table:style-name="ce29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LED Kit</text:p>
          </table:table-cell>
          <table:table-cell table:style-name="ce20" office:value-type="string" calcext:value-type="string">
            <text:p>QUAD 201711PO002</text:p>
          </table:table-cell>
          <table:table-cell table:style-name="ce20" office:value-type="string" calcext:value-type="string">
            <text:p>LED-Sortiment 5 mm Superhell + Vorwiderständen, Fassungen</text:p>
          </table:table-cell>
          <table:table-cell table:style-name="ce29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29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34" office:value-type="currency" office:currency="EUR" office:value="7.51" calcext:value-type="currency">
            <text:p>7.5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LCD grafic display</text:p>
          </table:table-cell>
          <table:table-cell table:style-name="ce20" office:value-type="string" calcext:value-type="string">
            <text:p>LCD-128X64GN AB</text:p>
          </table:table-cell>
          <table:table-cell table:style-name="ce20" office:value-type="string" calcext:value-type="string">
            <text:p>LCD grafic display 128x64</text:p>
          </table:table-cell>
          <table:table-cell table:style-name="ce29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29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34" office:value-type="currency" office:currency="EUR" office:value="16.77" calcext:value-type="currency">
            <text:p>16.7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Full Adder</text:p>
          </table:table-cell>
          <table:table-cell table:style-name="ce20" office:value-type="string" calcext:value-type="string">
            <text:p>74HC 283</text:p>
          </table:table-cell>
          <table:table-cell table:style-name="ce25" office:value-type="string" calcext:value-type="string">
            <text:p>4-bit binary full adder with fast carry, DIL-16</text:p>
          </table:table-cell>
          <table:table-cell table:style-name="ce29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29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34" office:value-type="currency" office:currency="EUR" office:value="0.85" calcext:value-type="currency">
            <text:p>0.8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4" office:value-type="string" calcext:value-type="string">
            <text:p>28C64-150</text:p>
          </table:table-cell>
          <table:table-cell table:style-name="ce25" office:value-type="string" calcext:value-type="string">
            <text:p>8K x 8, 5V, 150 ns, PDIP-28, A13</text:p>
          </table:table-cell>
          <table:table-cell table:style-name="ce29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29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34" office:value-type="currency" office:currency="EUR" office:value="4.38" calcext:value-type="currency">
            <text:p>4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-Latch</text:p>
          </table:table-cell>
          <table:table-cell table:style-name="ce20" office:value-type="string" calcext:value-type="string">
            <text:p>74HC 573</text:p>
          </table:table-cell>
          <table:table-cell table:style-name="ce25" office:value-type="string" calcext:value-type="string">
            <text:p>non inverted 8Q 1E D-Latch</text:p>
          </table:table-cell>
          <table:table-cell table:style-name="ce29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30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8</text:p>
          </table:table-cell>
          <table:table-cell table:style-name="ce20" office:value-type="string" calcext:value-type="string">
            <text:p>NT 08</text:p>
          </table:table-cell>
          <table:table-cell table:style-name="ce20" office:value-type="string" calcext:value-type="string">
            <text:p>Dip-Schalter, liegend, 8-polig</text:p>
          </table:table-cell>
          <table:table-cell table:style-name="ce29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IP-Schalter 4</text:p>
          </table:table-cell>
          <table:table-cell table:style-name="ce20" office:value-type="string" calcext:value-type="string">
            <text:p>NT 04</text:p>
          </table:table-cell>
          <table:table-cell table:style-name="ce20" office:value-type="string" calcext:value-type="string">
            <text:p>Dip-Schalter, liegend, 4-polig</text:p>
          </table:table-cell>
          <table:table-cell table:style-name="ce29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29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34" office:value-type="currency" office:currency="EUR" office:value="0.21" calcext:value-type="currency">
            <text:p>0.2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IP-Drehschalter</text:p>
          </table:table-cell>
          <table:table-cell table:style-name="ce20" office:value-type="string" calcext:value-type="string">
            <text:p>KMR 10</text:p>
          </table:table-cell>
          <table:table-cell table:style-name="ce20" office:value-type="string" calcext:value-type="string">
            <text:p>Dreh-Codierschalter, 10-polig, vertikal mit Achse</text:p>
          </table:table-cell>
          <table:table-cell table:style-name="ce29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29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AC</text:p>
          </table:table-cell>
          <table:table-cell table:style-name="ce20" office:value-type="string" calcext:value-type="string">
            <text:p>DAC 0808 LCN</text:p>
          </table:table-cell>
          <table:table-cell table:style-name="ce20" office:value-type="string" calcext:value-type="string">
            <text:p>D/A-Wandler, 8-bit, 1-Kanal, DIL-16</text:p>
          </table:table-cell>
          <table:table-cell table:style-name="ce29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29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34" office:value-type="currency" office:currency="EUR" office:value="2.53" calcext:value-type="currency">
            <text:p>2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rystal 16 MHz</text:p>
          </table:table-cell>
          <table:table-cell table:style-name="ce20" office:value-type="string" calcext:value-type="string">
            <text:p>16,0000-HC49U-S</text:p>
          </table:table-cell>
          <table:table-cell table:style-name="ce25" office:value-type="string" calcext:value-type="string">
            <text:p>Standardquarz, Grundton, 16,000000 MHz</text:p>
          </table:table-cell>
          <table:table-cell table:style-name="ce29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29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 Keramik Kit</text:p>
          </table:table-cell>
          <table:table-cell table:style-name="ce20" office:value-type="string" calcext:value-type="string">
            <text:p>K/CAP1</text:p>
          </table:table-cell>
          <table:table-cell table:style-name="ce20" office:value-type="string" calcext:value-type="string">
            <text:p>Sortiment, Keramikkondensatoren, 224-teilig</text:p>
          </table:table-cell>
          <table:table-cell table:style-name="ce29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53" calcext:value-type="currency">
            <text:p>8.5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 Electrolitik Kit</text:p>
          </table:table-cell>
          <table:table-cell table:style-name="ce20" office:value-type="string" calcext:value-type="string">
            <text:p>K/CAP2</text:p>
          </table:table-cell>
          <table:table-cell table:style-name="ce20" office:value-type="string" calcext:value-type="string">
            <text:p>Sortiment, Elektrolytkondensatoren, 120-teilig</text:p>
          </table:table-cell>
          <table:table-cell table:style-name="ce29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8.19" calcext:value-type="currency">
            <text:p>8.1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-INV</text:p>
          </table:table-cell>
          <table:table-cell table:style-name="ce20" office:value-type="string" calcext:value-type="string">
            <text:p>74HC 244</text:p>
          </table:table-cell>
          <table:table-cell table:style-name="ce25" office:value-type="string" calcext:value-type="string">
            <text:p>4A Bus-Buffer</text:p>
          </table:table-cell>
          <table:table-cell table:style-name="ce29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29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34" office:value-type="currency" office:currency="EUR" office:value="0.32" calcext:value-type="currency">
            <text:p>0.3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US-BUFFER</text:p>
          </table:table-cell>
          <table:table-cell table:style-name="ce20" office:value-type="string" calcext:value-type="string">
            <text:p>74HC 541</text:p>
          </table:table-cell>
          <table:table-cell table:style-name="ce25" office:value-type="string" calcext:value-type="string">
            <text:p>Octal BUS Puffer, 3-State Ausgang, 2 ... 6 V, DIL-20</text:p>
          </table:table-cell>
          <table:table-cell table:style-name="ce2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2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34" office:value-type="currency" office:currency="EUR" office:value="0.4" calcext:value-type="currency">
            <text:p>0.4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readboard</text:p>
          </table:table-cell>
          <table:table-cell table:style-name="ce20" office:value-type="string" calcext:value-type="string">
            <text:p>STECKBOARD 1K2V</text:p>
          </table:table-cell>
          <table:table-cell table:style-name="ce20" office:value-type="string" calcext:value-type="string">
            <text:p>Experimentier-Steckboard 640/200 Kontakte</text:p>
          </table:table-cell>
          <table:table-cell table:style-name="ce2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3.7" calcext:value-type="currency">
            <text:p>3.7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tmega328p</text:p>
          </table:table-cell>
          <table:table-cell table:style-name="ce20" office:value-type="string" calcext:value-type="string">
            <text:p>ATMEGA 328P-PU</text:p>
          </table:table-cell>
          <table:table-cell table:style-name="ce25" office:value-type="string" calcext:value-type="string">
            <text:p>ATMEGA 328P-PU - Mircoprocessor</text:p>
          </table:table-cell>
          <table:table-cell table:style-name="ce2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34" office:value-type="currency" office:currency="EUR" office:value="2.44" calcext:value-type="currency">
            <text:p>2.44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555-Timer</text:p>
          </table:table-cell>
          <table:table-cell table:style-name="ce24" office:value-type="string" calcext:value-type="string">
            <text:p>NE 555 TEX</text:p>
          </table:table-cell>
          <table:table-cell table:style-name="ce25" office:value-type="string" calcext:value-type="string">
            <text:p>Timer-IC, Typ 555, DIP-8</text:p>
          </table:table-cell>
          <table:table-cell table:style-name="ce2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34" office:value-type="currency" office:currency="EUR" office:value="0.28" calcext:value-type="currency">
            <text:p>0.2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hift Bit Register</text:p>
          </table:table-cell>
          <table:table-cell table:style-name="ce20" office:value-type="string" calcext:value-type="string">
            <text:p>74HC 164</text:p>
          </table:table-cell>
          <table:table-cell table:style-name="ce25" office:value-type="string" calcext:value-type="string">
            <text:p>Schieberegister, 8-Bit, Seriell zu parallel, 2 ... 6 V, DIL-14</text:p>
          </table:table-cell>
          <table:table-cell table:style-name="ce2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2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34" office:value-type="currency" office:currency="EUR" office:value="0.3" calcext:value-type="currency">
            <text:p>0.3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OS 4029</text:p>
          </table:table-cell>
          <table:table-cell table:style-name="ce25" office:value-type="string" calcext:value-type="string">
            <text:p>Counter, 4-Bit, 3 ... 15 V, DIP-16, Up/Down</text:p>
          </table:table-cell>
          <table:table-cell table:style-name="ce2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2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34" office:value-type="currency" office:currency="EUR" office:value="0.56" calcext:value-type="currency">
            <text:p>0.5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Decoder</text:p>
          </table:table-cell>
          <table:table-cell table:style-name="ce20" office:value-type="string" calcext:value-type="string">
            <text:p>LS 139</text:p>
          </table:table-cell>
          <table:table-cell table:style-name="ce25" office:value-type="string" calcext:value-type="string">
            <text:p>Decoder/MPX, 2 to 4, 4,75 ... 5,25 V, DIL-16, Inverted</text:p>
          </table:table-cell>
          <table:table-cell table:style-name="ce2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2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34" office:value-type="currency" office:currency="EUR" office:value="0.79" calcext:value-type="currency">
            <text:p>0.79 € </text:p>
          </table:table-cell>
          <table:table-cell table:style-name="ce37" table:number-columns-repeated="1018"/>
        </table:table-row>
        <table:table-row table:style-name="ro2">
          <table:table-cell table:style-name="ce20" office:value-type="string" calcext:value-type="string">
            <text:p>JK Flip-Flop</text:p>
          </table:table-cell>
          <table:table-cell table:style-name="ce20" office:value-type="string" calcext:value-type="string">
            <text:p>MOS 4027</text:p>
          </table:table-cell>
          <table:table-cell table:style-name="ce25" office:value-type="string" calcext:value-type="string">
            <text:p>Flip-Flop JK-Type, Dual, 3 ... 15 V, DIP-16</text:p>
          </table:table-cell>
          <table:table-cell table:style-name="ce2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2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74HC 4078</text:p>
          </table:table-cell>
          <table:table-cell table:style-name="ce25" office:value-type="string" calcext:value-type="string">
            <text:p>NOR/OR-Gate, 8-Input, 2 ... 6 V, DIL-14</text:p>
          </table:table-cell>
          <table:table-cell table:style-name="ce2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32" office:value-type="string" calcext:value-type="string">
            <text:p><text:s/></text:p>
          </table:table-cell>
          <table:table-cell table:style-name="ce34" office:value-type="currency" office:currency="EUR" office:value="0.41" calcext:value-type="currency">
            <text:p>0.4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Counter</text:p>
          </table:table-cell>
          <table:table-cell table:style-name="ce20" office:value-type="string" calcext:value-type="string">
            <text:p>M54HC393</text:p>
          </table:table-cell>
          <table:table-cell table:style-name="ce25" office:value-type="string" calcext:value-type="string">
            <text:p>Dual Counter, 4-Bit, 2 ... 6 V, DIL-14, Up</text:p>
          </table:table-cell>
          <table:table-cell table:style-name="ce30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2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2000</text:p>
          </table:table-cell>
          <table:table-cell table:style-name="ce25" office:value-type="string" calcext:value-type="string">
            <text:p>20 Elemente, rot</text:p>
          </table:table-cell>
          <table:table-cell table:style-name="ce2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30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5.7" calcext:value-type="currency">
            <text:p>5.7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1000</text:p>
          </table:table-cell>
          <table:table-cell table:style-name="ce25" office:value-type="string" calcext:value-type="string">
            <text:p>10 Elemente, gelb</text:p>
          </table:table-cell>
          <table:table-cell table:style-name="ce2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1.9" calcext:value-type="currency">
            <text:p>1.9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YBG 2000</text:p>
          </table:table-cell>
          <table:table-cell table:style-name="ce25" office:value-type="string" calcext:value-type="string">
            <text:p>20 Elemente, gelb</text:p>
          </table:table-cell>
          <table:table-cell table:style-name="ce2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2000</text:p>
          </table:table-cell>
          <table:table-cell table:style-name="ce25" office:value-type="string" calcext:value-type="string">
            <text:p>20 Elemente, grün</text:p>
          </table:table-cell>
          <table:table-cell table:style-name="ce2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2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34" office:value-type="currency" office:currency="EUR" office:value="4.46" calcext:value-type="currency">
            <text:p>4.4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GBG 1000</text:p>
          </table:table-cell>
          <table:table-cell table:style-name="ce25" office:value-type="string" calcext:value-type="string">
            <text:p>10 Elemente, grün</text:p>
          </table:table-cell>
          <table:table-cell table:style-name="ce2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2.1" calcext:value-type="currency">
            <text:p>2.1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1000</text:p>
          </table:table-cell>
          <table:table-cell table:style-name="ce25" office:value-type="string" calcext:value-type="string">
            <text:p>10 Elemente, superrot</text:p>
          </table:table-cell>
          <table:table-cell table:style-name="ce2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" calcext:value-type="currency">
            <text:p>2.0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GBG 1000</text:p>
          </table:table-cell>
          <table:table-cell table:style-name="ce25" office:value-type="string" calcext:value-type="string">
            <text:p>10 Elemente, 3x rot, 7x grün</text:p>
          </table:table-cell>
          <table:table-cell table:style-name="ce2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2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34" office:value-type="currency" office:currency="EUR" office:value="1.95" calcext:value-type="currency">
            <text:p>1.9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RBG 1000</text:p>
          </table:table-cell>
          <table:table-cell table:style-name="ce25" office:value-type="string" calcext:value-type="string">
            <text:p>10 Elemente, rot</text:p>
          </table:table-cell>
          <table:table-cell table:style-name="ce2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2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34" office:value-type="currency" office:currency="EUR" office:value="2.26" calcext:value-type="currency">
            <text:p>2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Bargraph-Anzeige</text:p>
          </table:table-cell>
          <table:table-cell table:style-name="ce20" office:value-type="string" calcext:value-type="string">
            <text:p>SRBG 2000</text:p>
          </table:table-cell>
          <table:table-cell table:style-name="ce25" office:value-type="string" calcext:value-type="string">
            <text:p>20 Elemente, superrot</text:p>
          </table:table-cell>
          <table:table-cell table:style-name="ce2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2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34" office:value-type="currency" office:currency="EUR" office:value="4.67" calcext:value-type="currency">
            <text:p>4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 00</text:p>
          </table:table-cell>
          <table:table-cell table:style-name="ce25" office:value-type="string" calcext:value-type="string">
            <text:p>NAND-Gate, 2-Input, 4.5 ... 5.5 V, DIL-14</text:p>
          </table:table-cell>
          <table:table-cell table:style-name="ce2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62256-55PCN</text:p>
          </table:table-cell>
          <table:table-cell table:style-name="ce25" office:value-type="string" calcext:value-type="string">
            <text:p>32K x 8, 5V, 55 ns, DIL-28, A15</text:p>
          </table:table-cell>
          <table:table-cell table:style-name="ce2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34" office:value-type="currency" office:currency="EUR" office:value="3.81" calcext:value-type="currency">
            <text:p>3.81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VGA-Plug</text:p>
          </table:table-cell>
          <table:table-cell table:style-name="ce20" office:value-type="string" calcext:value-type="string">
            <text:p>DELOCK 65170</text:p>
          </table:table-cell>
          <table:table-cell table:style-name="ce25" office:value-type="string" calcext:value-type="string">
            <text:p>VGA Buchse &gt; Terminalblock 16pin</text:p>
          </table:table-cell>
          <table:table-cell table:style-name="ce2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2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34" office:value-type="currency" office:currency="EUR" office:value="7.55" calcext:value-type="currency">
            <text:p>7.55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EEPROM</text:p>
          </table:table-cell>
          <table:table-cell table:style-name="ce20" office:value-type="string" calcext:value-type="string">
            <text:p>28C256-150</text:p>
          </table:table-cell>
          <table:table-cell table:style-name="ce25" office:value-type="string" calcext:value-type="string">
            <text:p>32K x 8, 5V, 150 ns, DIL-28, A15</text:p>
          </table:table-cell>
          <table:table-cell table:style-name="ce2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2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34" office:value-type="currency" office:currency="EUR" office:value="12.9" calcext:value-type="currency">
            <text:p>12.9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SRAM</text:p>
          </table:table-cell>
          <table:table-cell table:style-name="ce20" office:value-type="string" calcext:value-type="string">
            <text:p>AS 6C1008-55PCN</text:p>
          </table:table-cell>
          <table:table-cell table:style-name="ce25" office:value-type="string" calcext:value-type="string">
            <text:p>128K x 8, 5V, 55 ns, DIL-32, A17</text:p>
          </table:table-cell>
          <table:table-cell table:style-name="ce2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2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34" office:value-type="currency" office:currency="EUR" office:value="4" calcext:value-type="currency">
            <text:p>4.0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AND-Gate</text:p>
          </table:table-cell>
          <table:table-cell table:style-name="ce20" office:value-type="string" calcext:value-type="string">
            <text:p>74HCT 00</text:p>
          </table:table-cell>
          <table:table-cell table:style-name="ce25" office:value-type="string" calcext:value-type="string">
            <text:p>NAND-Gate, 2-Input, 4.5 ... 5.5 V, DIP-14</text:p>
          </table:table-cell>
          <table:table-cell table:style-name="ce2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2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T 08</text:p>
          </table:table-cell>
          <table:table-cell table:style-name="ce25" office:value-type="string" calcext:value-type="string">
            <text:p>AND-Gate, 2 Element, 4,5 ... 5,5 V, DIL-14</text:p>
          </table:table-cell>
          <table:table-cell table:style-name="ce29" office:value-type="string" calcext:value-type="string">
            <text:p><text:a xlink:href="https://www.reichelt.de/and-gate-2-element-4-5--5-5-v-dil-14-74hct-08-p3307.html?&amp;trstct=pos_4&amp;nbc=1" xlink:type="simple">https://www.reichelt.de/and-gate-2-element-4-5--5-5-v-dil-14-74hct-08-p3307.html?&amp;trstct=pos_4&amp;nbc=1</text:a></text:p>
          </table:table-cell>
          <table:table-cell table:style-name="ce29" office:value-type="string" calcext:value-type="string">
            <text:p><text:a xlink:href="https://cdn-reichelt.de/documents/datenblatt/A240/74HCT08%23STM.pdf" xlink:type="simple">https://cdn-reichelt.de/documents/datenblatt/A240/74HCT08%23STM.pdf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74HC 08</text:p>
          </table:table-cell>
          <table:table-cell table:style-name="ce25" office:value-type="string" calcext:value-type="string">
            <text:p>74HC 08 AND-Gate, 2 Element, 2 ... 6 V, DIL-14</text:p>
          </table:table-cell>
          <table:table-cell table:style-name="ce29" office:value-type="string" calcext:value-type="string">
            <text:p><text:a xlink:href="https://www.reichelt.de/and-gate-2-element-2--6-v-dil-14-74hc-08-p3124.html?&amp;trstct=pos_5&amp;nbc=1" xlink:type="simple">https://www.reichelt.de/and-gate-2-element-2--6-v-dil-14-74hc-08-p3124.html?&amp;trstct=pos_5&amp;nbc=1</text:a></text:p>
          </table:table-cell>
          <table:table-cell table:style-name="ce29" office:value-type="string" calcext:value-type="string">
            <text:p><text:a xlink:href="https://pdf1.alldatasheet.com/datasheet-pdf/view/15524/PHILIPS/74HC08.html" xlink:type="simple">https://pdf1.alldatasheet.com/datasheet-pdf/view/15524/PHILIPS/74HC08.html</text:a></text:p>
          </table:table-cell>
          <table:table-cell table:style-name="ce34" office:value-type="currency" office:currency="EUR" office:value="0.29" calcext:value-type="currency">
            <text:p>0.2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AND-Gate</text:p>
          </table:table-cell>
          <table:table-cell table:style-name="ce20" office:value-type="string" calcext:value-type="string">
            <text:p>LS 08</text:p>
          </table:table-cell>
          <table:table-cell table:style-name="ce25" office:value-type="string" calcext:value-type="string">
            <text:p>AND-Gate, 2 Element, 4,75 ... 5,25 V, DIL-14</text:p>
          </table:table-cell>
          <table:table-cell table:style-name="ce29" office:value-type="string" calcext:value-type="string">
            <text:p><text:a xlink:href="https://www.reichelt.de/and-gate-2-" xlink:type="simple">https://www.reichelt.de/and-gate-2-</text:a>element-4-75--5-25-v-dil-14-ls-08-p10592.html?&amp;trstct=pos_7&amp;nbc=1</text:p>
          </table:table-cell>
          <table:table-cell table:style-name="ce29" office:value-type="string" calcext:value-type="string">
            <text:p><text:a xlink:href="https://cdn-reichelt.de/documents/datenblatt/A200/LS08_TEX.pdf" xlink:type="simple">https://cdn-reichelt.de/documents/datenblatt/A200/LS08_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HC 32</text:p>
          </table:table-cell>
          <table:table-cell table:style-name="ce25" office:value-type="string" calcext:value-type="string">
            <text:p>OR-Gate, 2-Input, 2 ... 6 V, DIL-14</text:p>
          </table:table-cell>
          <table:table-cell table:style-name="ce29" office:value-type="string" calcext:value-type="string">
            <text:p><text:a xlink:href="https://www.reichelt.de/or-gate-2-input-2--6-v-dil-14-74hc-32-p3196.html?&amp;trstct=pos_3&amp;nbc=1" xlink:type="simple">https://www.reichelt.de/or-gate-2-input-2--6-v-dil-14-74hc-32-p3196.html?&amp;trstct=pos_3&amp;nbc=1</text:a></text:p>
          </table:table-cell>
          <table:table-cell table:style-name="ce29" office:value-type="string" calcext:value-type="string">
            <text:p><text:a xlink:href="https://pdf1.alldatasheet.com/datasheet-pdf/view/98369/PHILIPS/74HC32.html" xlink:type="simple">https://pdf1.alldatasheet.com/datasheet-pdf/view/98369/PHILIPS/74HC32.html</text:a></text:p>
          </table:table-cell>
          <table:table-cell table:style-name="ce34" office:value-type="currency" office:currency="EUR" office:value="0.36" calcext:value-type="currency">
            <text:p>0.3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LS 32</text:p>
          </table:table-cell>
          <table:table-cell table:style-name="ce25" office:value-type="string" calcext:value-type="string">
            <text:p>OR-Gate, 2-Input, 4,75 ... 5,25 V, DIL-14</text:p>
          </table:table-cell>
          <table:table-cell table:style-name="ce29" office:value-type="string" calcext:value-type="string">
            <text:p><text:a xlink:href="https://www.reichelt.de/or-gate-2-input-4-75--5-25-v-dil-14-ls-32-p10698.html?&amp;trstct=pos_4&amp;nbc=1" xlink:type="simple">https://www.reichelt.de/or-gate-2-input-4-75--5-25-v-dil-14-ls-32-p10698.html?&amp;trstct=pos_4&amp;nbc=1</text:a></text:p>
          </table:table-cell>
          <table:table-cell table:style-name="ce29" office:value-type="string" calcext:value-type="string">
            <text:p><text:a xlink:href="https://html.alldatasheet.com/html-pdf/28007/TI/74LS32/20/1/74LS32.html" xlink:type="simple">https://html.alldatasheet.com/html-pdf/28007/TI/74LS32/20/1/74LS32.html</text:a></text:p>
          </table:table-cell>
          <table:table-cell table:style-name="ce34" office:value-type="currency" office:currency="EUR" office:value="0.57" calcext:value-type="currency">
            <text:p>0.5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OR-Gate</text:p>
          </table:table-cell>
          <table:table-cell table:style-name="ce20" office:value-type="string" calcext:value-type="string">
            <text:p>74AC 32</text:p>
          </table:table-cell>
          <table:table-cell table:style-name="ce25" office:value-type="string" calcext:value-type="string">
            <text:p>Vierfache Positiv-ODER-Gatter, 2-Eingänge, 2 ... 6 V, DIP-14 </text:p>
          </table:table-cell>
          <table:table-cell table:style-name="ce29" office:value-type="string" calcext:value-type="string">
            <text:p><text:a xlink:href="https://www.reichelt.de/vierfache-positiv-oder-gatter-2-eingaenge-2--6-v-dip-14-74ac-32-p58124.html?&amp;trstct=pos_8&amp;nbc=1" xlink:type="simple">https://www.reichelt.de/vierfache-positiv-oder-gatter-2-eingaenge-2--6-v-dip-14-74ac-32-p58124.html?&amp;trstct=pos_8&amp;nbc=1</text:a></text:p>
          </table:table-cell>
          <table:table-cell table:style-name="ce30" office:value-type="string" calcext:value-type="string">
            <text:p><text:a xlink:href="https://html.alldatasheet.com/html-pdf/12157/ONSEMI/74AC32/180/1/74AC32.html" xlink:type="simple">https://html.alldatasheet.com/html-pdf/12157/ONSEMI/74AC32/180/1/74AC32.html</text:a></text:p>
          </table:table-cell>
          <table:table-cell table:style-name="ce34" office:value-type="currency" office:currency="EUR" office:value="0.33" calcext:value-type="currency">
            <text:p>0.3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13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0" office:value-type="string" calcext:value-type="string">
            <text:p><text:a xlink:href="https://www.reichelt.de/xor-gate-2-input-4-75--5-25-v-dil-14-ls-136-p10610.html?&amp;trstct=pol_0&amp;nbc=1" xlink:type="simple">https://www.reichelt.de/xor-gate-2-input-4-75--5-25-v-dil-14-ls-136-p10610.html?&amp;trstct=pol_0&amp;nbc=1</text:a></text:p>
          </table:table-cell>
          <table:table-cell table:style-name="ce34" office:value-type="currency" office:currency="EUR" office:value="0.67" calcext:value-type="currency">
            <text:p>0.67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LS 86</text:p>
          </table:table-cell>
          <table:table-cell table:style-name="ce25" office:value-type="string" calcext:value-type="string">
            <text:p>XOR-Gate, 2-Input, 4,75 ... 5,25 V, DIL-14</text:p>
          </table:table-cell>
          <table:table-cell table:style-name="ce29" office:value-type="string" calcext:value-type="string">
            <text:p><text:a xlink:href="https://www.reichelt.de/xor-gate-2-input-4-75--5-25-v-dil-14-ls-86-p10826.html?&amp;trstct=pol_7&amp;nbc=1" xlink:type="simple">https://www.reichelt.de/xor-gate-2-input-4-75--5-25-v-dil-14-ls-86-p10826.html?&amp;trstct=pol_7&amp;nbc=1</text:a></text:p>
          </table:table-cell>
          <table:table-cell table:style-name="ce29" office:value-type="string" calcext:value-type="string">
            <text:p><text:a xlink:href="https://cdn-reichelt.de/documents/datenblatt/A240/74LS86%23TEX.pdf" xlink:type="simple">https://cdn-reichelt.de/documents/datenblatt/A240/74LS86%23TEX.pdf</text:a></text:p>
          </table:table-cell>
          <table:table-cell table:style-name="ce34" office:value-type="currency" office:currency="EUR" office:value="0.69" calcext:value-type="currency">
            <text:p>0.69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74HC 86</text:p>
          </table:table-cell>
          <table:table-cell table:style-name="ce25" office:value-type="string" calcext:value-type="string">
            <text:p>Vierfache 2-Eingangs-Exklusiv-ODER-Gatter, 2 ... 6 V, DIL-14</text:p>
          </table:table-cell>
          <table:table-cell table:style-name="ce29" office:value-type="string" calcext:value-type="string">
            <text:p><text:a xlink:href="https://www.reichelt.de/vierfache-2-eingangs-exklusiv-oder-gatter-2--6-v-dil-14-74hc-86-p3300.html?&amp;trstct=pol_8&amp;nbc=1" xlink:type="simple">https://www.reichelt.de/vierfache-2-eingangs-exklusiv-oder-gatter-2--6-v-dil-14-74hc-86-p3300.html?&amp;trstct=pol_8&amp;nbc=1</text:a></text:p>
          </table:table-cell>
          <table:table-cell table:style-name="ce29" office:value-type="string" calcext:value-type="string">
            <text:p><text:a xlink:href="https://cdn-reichelt.de/documents/datenblatt/A240/74HC86%23PHI.pdf" xlink:type="simple">https://cdn-reichelt.de/documents/datenblatt/A240/74HC86%23PHI.pdf</text:a></text:p>
          </table:table-cell>
          <table:table-cell table:style-name="ce34" office:value-type="currency" office:currency="EUR" office:value="0.48" calcext:value-type="currency">
            <text:p>0.4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CD 4070BE TEX</text:p>
          </table:table-cell>
          <table:table-cell table:style-name="ce25" office:value-type="string" calcext:value-type="string">
            <text:p>XOR-Gate, 2-Input, 3 ... 18 V, DIL-14</text:p>
          </table:table-cell>
          <table:table-cell table:style-name="ce30" office:value-type="string" calcext:value-type="string">
            <text:p><text:a xlink:href="https://www.reichelt.de/xor-gate-2-input-3--18-v-dil-14-cd-4070be-tex-p216655.html?&amp;trstct=pol_10&amp;nbc=1" xlink:type="simple">https://www.reichelt.de/xor-gate-2-input-3--18-v-dil-14-cd-4070be-tex-p216655.html?&amp;trstct=pol_10&amp;nbc=1</text:a></text:p>
          </table:table-cell>
          <table:table-cell table:style-name="ce29" office:value-type="string" calcext:value-type="string">
            <text:p><text:a xlink:href="https://pdf1.alldatasheet.com/datasheet-pdf/view/26888/TI/CD4070BE.html" xlink:type="simple">https://pdf1.alldatasheet.com/datasheet-pdf/view/26888/TI/CD4070BE.html</text:a></text:p>
          </table:table-cell>
          <table:table-cell table:style-name="ce34" office:value-type="currency" office:currency="EUR" office:value="0.42" calcext:value-type="currency">
            <text:p>0.42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XOR-Gate</text:p>
          </table:table-cell>
          <table:table-cell table:style-name="ce20" office:value-type="string" calcext:value-type="string">
            <text:p>MOS 4070</text:p>
          </table:table-cell>
          <table:table-cell table:style-name="ce25" office:value-type="string" calcext:value-type="string">
            <text:p>XOR-Gate, 2-Input, 3 ... 20 V, DIP-14</text:p>
          </table:table-cell>
          <table:table-cell table:style-name="ce29" office:value-type="string" calcext:value-type="string">
            <text:p><text:a xlink:href="https://www.reichelt.de/xor-gate-2-input-3--20-v-dip-14-mos-4070-p12623.html?&amp;trstct=pol_11&amp;nbc=1" xlink:type="simple">https://www.reichelt.de/xor-gate-2-input-3--20-v-dip-14-mos-4070-p12623.html?&amp;trstct=pol_11&amp;nbc=1</text:a></text:p>
          </table:table-cell>
          <table:table-cell table:style-name="ce29" office:value-type="string" calcext:value-type="string">
            <text:p><text:a xlink:href="https://cdn-reichelt.de/documents/datenblatt/A200/MOS4070_STM.pdf" xlink:type="simple">https://cdn-reichelt.de/documents/datenblatt/A200/MOS4070_STM.pdf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74HC 368</text:p>
          </table:table-cell>
          <table:table-cell table:style-name="ce25" office:value-type="string" calcext:value-type="string">
            <text:p>Inverter, 3-State, 2 ... 6 V, DIL-16</text:p>
          </table:table-cell>
          <table:table-cell table:style-name="ce29" office:value-type="string" calcext:value-type="string">
            <text:p><text:a xlink:href="https://www.reichelt.de/inverter-3-state-2--6-v-dil-16-74hc-368-p3205.html?&amp;trstct=pol_19&amp;nbc=1" xlink:type="simple">https://www.reichelt.de/inverter-3-state-2--6-v-dil-16-74hc-368-p3205.html?&amp;trstct=pol_19&amp;nbc=1</text:a></text:p>
          </table:table-cell>
          <table:table-cell table:style-name="ce29" office:value-type="string" calcext:value-type="string">
            <text:p><text:a xlink:href="https://cdn-reichelt.de/documents/datenblatt/A200/SN74HC368_HCT368.pdf" xlink:type="simple">https://cdn-reichelt.de/documents/datenblatt/A200/SN74HC368_HCT368.pdf</text:a></text:p>
          </table:table-cell>
          <table:table-cell table:style-name="ce34" office:value-type="currency" office:currency="EUR" office:value="0.26" calcext:value-type="currency">
            <text:p>0.26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NOR-Gate</text:p>
          </table:table-cell>
          <table:table-cell table:style-name="ce20" office:value-type="string" calcext:value-type="string">
            <text:p>CD 4001UBE TEX</text:p>
          </table:table-cell>
          <table:table-cell table:style-name="ce25" office:value-type="string" calcext:value-type="string">
            <text:p>NOR-Gate, 2-Input, 3 ... 18 V, DIL-14</text:p>
          </table:table-cell>
          <table:table-cell table:style-name="ce29" office:value-type="string" calcext:value-type="string">
            <text:p><text:a xlink:href="https://www.reichelt.de/nor-gate-2-input-3--18-v-dil-14-cd-4001ube-tex-p216635.html?&amp;trstct=pol_24&amp;nbc=1" xlink:type="simple">https://www.reichelt.de/nor-gate-2-input-3--18-v-dil-14-cd-4001ube-tex-p216635.html?&amp;trstct=pol_24&amp;nbc=1</text:a></text:p>
          </table:table-cell>
          <table:table-cell table:style-name="ce29" office:value-type="string" calcext:value-type="string">
            <text:p><text:a xlink:href="https://pdf1.alldatasheet.com/datasheet-pdf/view/50837/FAIRCHILD/CD4001.html" xlink:type="simple">https://pdf1.alldatasheet.com/datasheet-pdf/view/50837/FAIRCHILD/CD4001.html</text:a></text:p>
          </table:table-cell>
          <table:table-cell table:style-name="ce34" office:value-type="currency" office:currency="EUR" office:value="0.5" calcext:value-type="currency">
            <text:p>0.50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CD 4007UBE TEX</text:p>
          </table:table-cell>
          <table:table-cell table:style-name="ce25" office:value-type="string" calcext:value-type="string">
            <text:p>Inverter, Dual, 3 ... 18 V, DIL-14</text:p>
          </table:table-cell>
          <table:table-cell table:style-name="ce30" office:value-type="string" calcext:value-type="string">
            <text:p><text:a xlink:href="https://www.reichelt.de/inverter-dual-3--18-v-dil-14-cd-4007ube-tex-p216636.html?&amp;trstct=pol_25&amp;nbc=1" xlink:type="simple">https://www.reichelt.de/inverter-dual-3--18-v-dil-14-cd-4007ube-tex-p216636.html?&amp;trstct=pol_25&amp;nbc=1</text:a></text:p>
          </table:table-cell>
          <table:table-cell table:style-name="ce29" office:value-type="string" calcext:value-type="string">
            <text:p><text:a xlink:href="https://html.alldatasheet.com/html-pdf/834351/TI1/CD4007UBE/56/1/CD4007UBE.html" xlink:type="simple">https://html.alldatasheet.com/html-pdf/834351/TI1/CD4007UBE/56/1/CD4007UBE.html</text:a></text:p>
          </table:table-cell>
          <table:table-cell table:style-name="ce34" office:value-type="currency" office:currency="EUR" office:value="0.43" calcext:value-type="currency">
            <text:p>0.43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0" office:value-type="string" calcext:value-type="string">
            <text:p>Inverter</text:p>
          </table:table-cell>
          <table:table-cell table:style-name="ce20" office:value-type="string" calcext:value-type="string">
            <text:p>MOS 40106</text:p>
          </table:table-cell>
          <table:table-cell table:style-name="ce25" office:value-type="string" calcext:value-type="string">
            <text:p>Inverter, Hex, 3 ... 15 V, DIP-14</text:p>
          </table:table-cell>
          <table:table-cell table:style-name="ce29" office:value-type="string" calcext:value-type="string">
            <text:p><text:a xlink:href="https://www.reichelt.de/inverter-hex-3--15-v-dip-14-mos-40106-p12547.html?&amp;trstct=pol_27&amp;nbc=1" xlink:type="simple">https://www.reichelt.de/inverter-hex-3--15-v-dip-14-mos-40106-p12547.html?&amp;trstct=pol_27&amp;nbc=1</text:a></text:p>
          </table:table-cell>
          <table:table-cell table:style-name="ce29" office:value-type="string" calcext:value-type="string">
            <text:p><text:a xlink:href="https://pdf1.alldatasheet.com/datasheet-pdf/view/66395/INTERSIL/CD40106.html" xlink:type="simple">https://pdf1.alldatasheet.com/datasheet-pdf/view/66395/INTERSIL/CD40106.html</text:a></text:p>
          </table:table-cell>
          <table:table-cell table:style-name="ce34" office:value-type="currency" office:currency="EUR" office:value="0.38" calcext:value-type="currency">
            <text:p>0.38 € </text:p>
          </table:table-cell>
          <table:table-cell table:style-name="ce37" table:number-columns-repeated="1018"/>
        </table:table-row>
        <table:table-row table:style-name="ro2" table:visibility="filter">
          <table:table-cell table:style-name="ce21" office:value-type="string" calcext:value-type="string">
            <text:p>Flash</text:p>
          </table:table-cell>
          <table:table-cell table:style-name="ce21" office:value-type="string" calcext:value-type="string">
            <text:p>AT25DF321A-SH</text:p>
          </table:table-cell>
          <table:table-cell table:style-name="ce26" office:value-type="string" calcext:value-type="string">
            <text:p>NOR-Flash-Speicher 32Mb, 2,7V, Seriell, 100MHz, SO-8</text:p>
          </table:table-cell>
          <table:table-cell table:style-name="ce10" office:value-type="string" calcext:value-type="string">
            <text:p><text:a xlink:href="https://www.reichelt.de/nor-flash-speicher-32mb-2-7v-seriell-100mhz-so-8-at25df321a-sh-p266431.html?&amp;trstct=pol_1&amp;nbc=1" xlink:type="simple">https://www.reichelt.de/nor-flash-speicher-32mb-2-7v-seriell-100mhz-so-8-at25df321a-sh-p266431.html?&amp;trstct=pol_1&amp;nbc=1</text:a></text:p>
          </table:table-cell>
          <table:table-cell table:style-name="ce10" office:value-type="string" calcext:value-type="string">
            <text:p><text:a xlink:href="https://cdn-reichelt.de/documents/datenblatt/A300/AT25DF321A-XX.pdf" xlink:type="simple">https://cdn-reichelt.de/documents/datenblatt/A300/AT25DF321A-XX.pdf</text:a></text:p>
          </table:table-cell>
          <table:table-cell table:style-name="ce35" office:value-type="currency" office:currency="EUR" office:value="3.75" calcext:value-type="currency">
            <text:p>3.7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SMD zu DIP Adapter</text:p>
          </table:table-cell>
          <table:table-cell table:style-name="ce21"/>
          <table:table-cell table:style-name="ce26" office:value-type="string" calcext:value-type="string">
            <text:p>KeeYees 12 Typen SMD zu DIP Adapter Platine PCB Prototype Kit SOP8 SOP10 SOP14 SOP16 SOP20 SOP24 SOP28 0402/0603/0805 SMT SOT89/SOT223 TQFP100 QFN32 QFN44/48 mit 40 Stück 2,54mm Stiftleiste</text:p>
          </table:table-cell>
          <table:table-cell table:style-name="ce10" office:value-type="string" calcext:value-type="string">
            <text:p><text:a xlink:href="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" xlink:type="simple">https://www.amazon.de/KeeYees-Adapter-Platine-Prototype-Stiftleiste/dp/B085LC6ZSY/ref=pd_bxgy_img_2/262-3591443-8861241?pd_rd_w=LOmQm&amp;pf_rd_p=289750ef-2548-403a-9263-64d1c3b3297e&amp;pf_rd_r=BMQ5C1HHT0527DE11B4Z&amp;pd_rd_r=a46d56f0-f4fc-4fb7-bf53-32ed1a395430&amp;pd_rd_wg=ctuc2&amp;pd_rd_i=B085LC6ZSY&amp;psc=1</text:a></text:p>
          </table:table-cell>
          <table:table-cell table:style-name="ce10"/>
          <table:table-cell table:style-name="ce35" office:value-type="currency" office:currency="EUR" office:value="15.99" calcext:value-type="currency">
            <text:p>15.99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MPE 094-1-016</text:p>
          </table:table-cell>
          <table:table-cell table:style-name="ce26" office:value-type="string" calcext:value-type="string">
            <text:p>Buchsenleisten 2,54 mm, 1X16, gerade</text:p>
          </table:table-cell>
          <table:table-cell table:style-name="ce10" office:value-type="string" calcext:value-type="string">
            <text:p><text:a xlink:href="https://www.reichelt.de/buchsenleisten-2-54-mm-1x16-gerade-mpe-094-1-016-p119919.html?&amp;trstct=pol_0&amp;nbc=1" xlink:type="simple">https://www.reichelt.de/buchsenleisten-2-54-mm-1x16-gerade-mpe-094-1-016-p119919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DS_MPE_094.pdf" xlink:type="simple">https://cdn-reichelt.de/documents/datenblatt/C140/DS_MPE_094.pdf</text:a></text:p>
          </table:table-cell>
          <table:table-cell table:style-name="ce35" office:value-type="currency" office:currency="EUR" office:value="0.34" calcext:value-type="currency">
            <text:p>0.34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Header</text:p>
          </table:table-cell>
          <table:table-cell table:style-name="ce21" office:value-type="string" calcext:value-type="string">
            <text:p>SL 1X50G 2,54</text:p>
          </table:table-cell>
          <table:table-cell table:style-name="ce26" office:value-type="string" calcext:value-type="string">
            <text:p>Stiftleiste, 2,54 mm, 1X50, gerade</text:p>
          </table:table-cell>
          <table:table-cell table:style-name="ce10" office:value-type="string" calcext:value-type="string">
            <text:p><text:a xlink:href="https://www.reichelt.de/50pol-stiftleiste-gerade-rm-2-54-sl-1x50g-2-54-p19508.html?&amp;trstct=pol_0&amp;nbc=1" xlink:type="simple">https://www.reichelt.de/50pol-stiftleiste-gerade-rm-2-54-sl-1x50g-2-54-p19508.html?&amp;trstct=pol_0&amp;nbc=1</text:a></text:p>
          </table:table-cell>
          <table:table-cell table:style-name="ce10" office:value-type="string" calcext:value-type="string">
            <text:p><text:a xlink:href="https://cdn-reichelt.de/documents/datenblatt/C140/SL1X50G254.pdf" xlink:type="simple">https://cdn-reichelt.de/documents/datenblatt/C140/SL1X50G254.pdf</text:a></text:p>
          </table:table-cell>
          <table:table-cell table:style-name="ce35" office:value-type="currency" office:currency="EUR" office:value="0.45" calcext:value-type="currency">
            <text:p>0.4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14</text:p>
          </table:table-cell>
          <table:table-cell table:style-name="ce26" office:value-type="string" calcext:value-type="string">
            <text:p>IC-Sockel, 14-polig, doppelter Federkontakt</text:p>
          </table:table-cell>
          <table:table-cell table:style-name="ce10" office:value-type="string" calcext:value-type="string">
            <text:p><text:a xlink:href="https://www.reichelt.de/ic-sockel-14-polig-doppelter-federkontakt-gs-14-p8206.html?&amp;trstct=pos_0&amp;nbc=1" xlink:type="simple">https://www.reichelt.de/ic-sockel-14-polig-doppelter-federkontakt-gs-14-p8206.html?&amp;trstct=pos_0&amp;nbc=1</text:a></text:p>
          </table:table-cell>
          <table:table-cell table:style-name="ce10"/>
          <table:table-cell table:style-name="ce35" office:value-type="currency" office:currency="EUR" office:value="0.05" calcext:value-type="currency">
            <text:p>0.05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IC-Socket</text:p>
          </table:table-cell>
          <table:table-cell table:style-name="ce21" office:value-type="string" calcext:value-type="string">
            <text:p>GS 20</text:p>
          </table:table-cell>
          <table:table-cell table:style-name="ce26" office:value-type="string" calcext:value-type="string">
            <text:p>IC-Sockel, 20-polig, doppelter Federkontakt</text:p>
          </table:table-cell>
          <table:table-cell table:style-name="ce10" office:value-type="string" calcext:value-type="string">
            <text:p><text:a xlink:href="https://www.reichelt.de/ic-sockel-20-polig-doppelter-federkontakt-gs-20-p8212.html?search=GS20" xlink:type="simple">https://www.reichelt.de/ic-sockel-20-polig-doppelter-federkontakt-gs-20-p8212.html?search=GS20</text:a></text:p>
          </table:table-cell>
          <table:table-cell table:style-name="ce10"/>
          <table:table-cell table:style-name="ce35" office:value-type="currency" office:currency="EUR" office:value="0.06" calcext:value-type="currency">
            <text:p>0.06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Decoder</text:p>
          </table:table-cell>
          <table:table-cell table:style-name="ce21" office:value-type="string" calcext:value-type="string">
            <text:p>74HC 137</text:p>
          </table:table-cell>
          <table:table-cell table:style-name="ce26" office:value-type="string" calcext:value-type="string">
            <text:p>Decoder/MPX, 3 to 8, 2 ... 6 V, DIL-16, Inverted</text:p>
          </table:table-cell>
          <table:table-cell table:style-name="ce10" office:value-type="string" calcext:value-type="string">
            <text:p><text:a xlink:href="https://www.reichelt.de/latch-3-to-8-2--6-v-dil-16-74hc-137-p3137.html?&amp;trstct=pol_0&amp;nbc=1" xlink:type="simple">https://www.reichelt.de/latch-3-to-8-2--6-v-dil-16-74hc-137-p3137.html?&amp;trstct=pol_0&amp;nbc=1</text:a></text:p>
          </table:table-cell>
          <table:table-cell table:style-name="ce10" office:value-type="string" calcext:value-type="string">
            <text:p><text:a xlink:href="https://cdn-reichelt.de/documents/datenblatt/A240/74HC137%23STM.pdf" xlink:type="simple">https://cdn-reichelt.de/documents/datenblatt/A240/74HC137%23STM.pdf</text:a></text:p>
          </table:table-cell>
          <table:table-cell table:style-name="ce3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>
          <table:table-cell table:style-name="ce21" office:value-type="string" calcext:value-type="string">
            <text:p>Decoder</text:p>
          </table:table-cell>
          <table:table-cell table:style-name="ce21" office:value-type="string" calcext:value-type="string">
            <text:p>74HC 138</text:p>
          </table:table-cell>
          <table:table-cell table:style-name="ce26" office:value-type="string" calcext:value-type="string">
            <text:p>Decoder/MPX, 3 to 8, 2 ... 6 V, DIL-16, Inverted</text:p>
          </table:table-cell>
          <table:table-cell table:style-name="ce10" office:value-type="string" calcext:value-type="string">
            <text:p><text:a xlink:href="https://www.reichelt.de/decoder-mpx-3-to-8-2--6-v-dil-16-74hc-138-p3138.html?&amp;trstct=pol_1&amp;nbc=1" xlink:type="simple">https://www.reichelt.de/decoder-mpx-3-to-8-2--6-v-dil-16-74hc-138-p3138.html?&amp;trstct=pol_1&amp;nbc=1</text:a></text:p>
          </table:table-cell>
          <table:table-cell table:style-name="ce10" office:value-type="string" calcext:value-type="string">
            <text:p><text:a xlink:href="https://pdf1.alldatasheet.com/datasheet-pdf/view/15535/PHILIPS/74HC138.html" xlink:type="simple">https://pdf1.alldatasheet.com/datasheet-pdf/view/15535/PHILIPS/74HC138.html</text:a></text:p>
          </table:table-cell>
          <table:table-cell table:style-name="ce3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visibility="filter" table:number-rows-repeated="2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09</text:p>
          </table:table-cell>
          <table:table-cell table:style-name="ce26" office:value-type="string" calcext:value-type="string">
            <text:p>Flip-Flop JK-Type, Dual, 4,75 ... 5,25 V, DIL-16, posedge</text:p>
          </table:table-cell>
          <table:table-cell table:style-name="ce10" office:value-type="string" calcext:value-type="string">
            <text:p><text:a xlink:href="https://www.reichelt.de/flip-flop-jk-type-dual-4-75--5-25-v-dil-16-ls-109-p10596.html?&amp;trstct=pol_2&amp;nbc=1" xlink:type="simple">https://www.reichelt.de/flip-flop-jk-type-dual-4-75--5-25-v-dil-16-ls-109-p10596.html?&amp;trstct=pol_2&amp;nbc=1</text:a></text:p>
          </table:table-cell>
          <table:table-cell table:style-name="ce10" office:value-type="string" calcext:value-type="string">
            <text:p><text:a xlink:href="https://cdn-reichelt.de/documents/datenblatt/A240/LS109%23TEX.pdf" xlink:type="simple">https://cdn-reichelt.de/documents/datenblatt/A240/LS109%23TEX.pdf</text:a></text:p>
          </table:table-cell>
          <table:table-cell table:style-name="ce35" office:value-type="currency" office:currency="EUR" office:value="0.22" calcext:value-type="currency">
            <text:p>0.22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12</text:p>
          </table:table-cell>
          <table:table-cell table:style-name="ce26" office:value-type="string" calcext:value-type="string">
            <text:p>Flip-Flop JK-Type, Dual, 4,75 ... 5,25 V, DIL-16, negedge</text:p>
          </table:table-cell>
          <table:table-cell table:style-name="ce10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10" office:value-type="string" calcext:value-type="string">
            <text:p><text:a xlink:href="https://www.reichelt.de/flip-flop-jk-type-dual-4-75--5-25-v-dil-16-ls-112-p10598.html?&amp;trstct=pol_3&amp;nbc=1" xlink:type="simple">https://www.reichelt.de/flip-flop-jk-type-dual-4-75--5-25-v-dil-16-ls-112-p10598.html?&amp;trstct=pol_3&amp;nbc=1</text:a></text:p>
          </table:table-cell>
          <table:table-cell table:style-name="ce35" office:value-type="currency" office:currency="EUR" office:value="0.71" calcext:value-type="currency">
            <text:p>0.71 € 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JK Flip-Flop</text:p>
          </table:table-cell>
          <table:table-cell table:style-name="ce21" office:value-type="string" calcext:value-type="string">
            <text:p>LS 113</text:p>
          </table:table-cell>
          <table:table-cell table:style-name="ce26" office:value-type="string" calcext:value-type="string">
            <text:p>Flip-Flop D-Type, LP-Schottky, 4,75 ... 5,25 V, DIL-14</text:p>
          </table:table-cell>
          <table:table-cell table:style-name="ce10" office:value-type="string" calcext:value-type="string">
            <text:p><text:a xlink:href="https://www.reichelt.de/flip-flop-d-type-lp-schottky-4-75--5-25-v-dil-14-ls-113-p10599.html?&amp;trstct=pol_4&amp;nbc=1" xlink:type="simple">https://www.reichelt.de/flip-flop-d-type-lp-schottky-4-75--5-25-v-dil-14-ls-113-p10599.html?&amp;trstct=pol_4&amp;nbc=1</text:a></text:p>
          </table:table-cell>
          <table:table-cell table:style-name="ce10" office:value-type="string" calcext:value-type="string">
            <text:p><text:a xlink:href="https://cdn-reichelt.de/documents/datenblatt/A200/LS113_MOT.pdf" xlink:type="simple">https://cdn-reichelt.de/documents/datenblatt/A200/LS113_MOT.pdf</text:a></text:p>
          </table:table-cell>
          <table:table-cell table:style-name="ce3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 table:number-rows-repeated="13">
          <table:table-cell table:style-name="ce21" table:number-columns-repeated="2"/>
          <table:table-cell table:style-name="ce26"/>
          <table:table-cell table:style-name="ce10" table:number-columns-repeated="2"/>
          <table:table-cell table:style-name="ce3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80" table:display-filter-buttons="true" table:orientation="column">
          <table:filter>
            <table:filter-and>
              <table:filter-condition table:value="JK Flip-Flop" table:operator="=" table:field-number="-2"/>
            </table:filter-and>
          </table:filter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0:51:19.7732813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>
        <style:region-left>
          <text:p><text:span text:style-name="MT1">Stand: </text:span><text:span text:style-name="MT1"><text:date style:data-style-name="N2" text:date-value="2021-12-27">00/00/0000</text:date></text:span><text:span text:style-name="MT1">;</text:span><text:span text:style-name="MT1"><text:time style:data-style-name="N2" text:time-value="10:51:19.774122411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creation-date>2015-06-05T18:19:34</meta:creation-date>
    <dc:date>2021-12-27T21:42:31.287808109</dc:date>
    <meta:editing-duration>P1DT7H17M5S</meta:editing-duration>
    <meta:generator>LibreOffice/7.2.3.2$Linux_X86_64 LibreOffice_project/20$Build-2</meta:generator>
    <meta:editing-cycles>12</meta:editing-cycles>
    <meta:print-date>2021-10-14T22:09:20.727000000</meta:print-date>
    <meta:document-statistic meta:table-count="1" meta:cell-count="4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